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5c6" officeooo:paragraph-rsid="0008e5c6"/>
    </style:style>
    <style:style style:name="P2" style:family="paragraph" style:parent-style-name="Standard">
      <style:text-properties officeooo:rsid="000949a4" officeooo:paragraph-rsid="000949a4"/>
    </style:style>
    <style:style style:name="P3" style:family="paragraph" style:parent-style-name="Standard">
      <style:text-properties officeooo:rsid="000a9291" officeooo:paragraph-rsid="000a9291"/>
    </style:style>
    <style:style style:name="P4" style:family="paragraph" style:parent-style-name="Standard">
      <style:text-properties officeooo:rsid="000c8f9c" officeooo:paragraph-rsid="000c8f9c"/>
    </style:style>
    <style:style style:name="P5" style:family="paragraph" style:parent-style-name="Standard">
      <style:text-properties officeooo:rsid="000d69da" officeooo:paragraph-rsid="000d69da"/>
    </style:style>
    <style:style style:name="P6" style:family="paragraph" style:parent-style-name="Standard">
      <style:text-properties officeooo:rsid="000f65a0" officeooo:paragraph-rsid="000f65a0"/>
    </style:style>
    <style:style style:name="P7" style:family="paragraph" style:parent-style-name="Standard">
      <style:text-properties officeooo:rsid="000fe09e" officeooo:paragraph-rsid="000fe09e"/>
    </style:style>
    <style:style style:name="P8" style:family="paragraph" style:parent-style-name="Standard">
      <style:text-properties officeooo:rsid="001103e1" officeooo:paragraph-rsid="001103e1"/>
    </style:style>
    <style:style style:name="P9" style:family="paragraph" style:parent-style-name="Standard">
      <style:text-properties officeooo:rsid="0011ac60" officeooo:paragraph-rsid="0011ac60"/>
    </style:style>
    <style:style style:name="P10" style:family="paragraph" style:parent-style-name="Standard">
      <style:text-properties officeooo:rsid="00145893" officeooo:paragraph-rsid="00145893"/>
    </style:style>
    <style:style style:name="P11" style:family="paragraph" style:parent-style-name="Standard">
      <style:text-properties officeooo:rsid="0015f07b" officeooo:paragraph-rsid="0015f07b"/>
    </style:style>
    <style:style style:name="P12" style:family="paragraph" style:parent-style-name="Standard">
      <style:text-properties officeooo:rsid="0017bd62" officeooo:paragraph-rsid="0017bd62"/>
    </style:style>
    <style:style style:name="P13" style:family="paragraph" style:parent-style-name="Standard">
      <style:text-properties officeooo:rsid="00185e58" officeooo:paragraph-rsid="00185e58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03e1" officeooo:paragraph-rsid="001103e1"/>
    </style:style>
    <style:style style:name="T1" style:family="text">
      <style:text-properties officeooo:rsid="000a9291"/>
    </style:style>
    <style:style style:name="T2" style:family="text">
      <style:text-properties officeooo:rsid="000d69da"/>
    </style:style>
    <style:style style:name="T3" style:family="text">
      <style:text-properties officeooo:rsid="001341ea"/>
    </style:style>
    <style:style style:name="T4" style:family="text">
      <style:text-properties officeooo:rsid="0015f07b"/>
    </style:style>
    <style:style style:name="T5" style:family="text">
      <style:text-properties officeooo:rsid="0018e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ing for large scale events.</text:p>
      <text:p text:style-name="P1">Checking if new events are part of already existing ones.</text:p>
      <text:p text:style-name="P1"/>
      <text:p text:style-name="P1">Cluster events by geographic locations, to create larger events.</text:p>
      <text:p text:style-name="P1"/>
      <text:p text:style-name="P2">** Sending info in a timely manner **</text:p>
      <text:p text:style-name="P2">** <text:span text:style-name="T1">Alerting people in need of help that, help is coming **</text:span></text:p>
      <text:p text:style-name="P2"/>
      <text:p text:style-name="P3">Inputs come from: SMS, phonecalls, social media.</text:p>
      <text:p text:style-name="P3"/>
      <text:p text:style-name="P4">Software replaces the human volunteers for creating events.</text:p>
      <text:p text:style-name="P4">** <text:span text:style-name="T2">Info in manually entered **</text:span></text:p>
      <text:p text:style-name="P4"/>
      <text:p text:style-name="P5">Volunteers can also use the network to help create events</text:p>
      <text:p text:style-name="P5"/>
      <text:p text:style-name="P6">Software can initially group the events, then volunteers can come in and change the groupings.</text:p>
      <text:p text:style-name="P6"/>
      <text:p text:style-name="P6">** Website Interface **</text:p>
      <text:p text:style-name="P6">** Geo info from google maps **</text:p>
      <text:p text:style-name="P6"/>
      <text:p text:style-name="P7">System throughput metrics (time of delivery)</text:p>
      <text:p text:style-name="P7"/>
      <text:p text:style-name="P7">Test by taking </text:p>
      <text:p text:style-name="P7"/>
      <text:p text:style-name="P7">Could tag events with required resources. Like minimal requirements, and recommended requirements.</text:p>
      <text:p text:style-name="P7"/>
      <text:p text:style-name="P8">Don’t have to worry about contacting first responders directly with info/updated info</text:p>
      <text:p text:style-name="P14"/>
      <text:p text:style-name="P9"><text:span text:style-name="T3">1. </text:span>Collect info coming from distressed people.</text:p>
      <text:p text:style-name="P9"><text:span text:style-name="T3">2. </text:span>Placing the info in a convenient (visualization) to the first responder, so they do not have to do it all in their head. It will save them time.</text:p>
      <text:p text:style-name="P9"/>
      <text:p text:style-name="P10">Access control</text:p>
      <text:p text:style-name="P10">2 Levels</text:p>
      <text:p text:style-name="P10">Control (Admin)</text:p>
      <text:p text:style-name="P10">Visualization (Everyone)</text:p>
      <text:p text:style-name="P10"/>
      <text:p text:style-name="P10">System should be up at all times</text:p>
      <text:p text:style-name="P10"/>
      <text:p text:style-name="P10">xxx We do not give priority, but first responders can <text:span text:style-name="T4">set</text:span> a priority. Xxx</text:p>
      <text:p text:style-name="P10"/>
      <text:p text:style-name="P11">ACTIONS:</text:p>
      <text:p text:style-name="P11"><text:tab/>People build/using the system should be able to add their own actions</text:p>
      <text:p text:style-name="P11"><text:tab/>Deploying drive/vehicles</text:p>
      <text:p text:style-name="P11"><text:tab/>Delivering food</text:p>
      <text:p text:style-name="P11"><text:tab/></text:p>
      <text:p text:style-name="P12">People sending info, should provide certain info: name, phone number, location, description.</text:p>
      <text:p text:style-name="P13"/>
      <text:p text:style-name="P13">The system is local (several hundred thousands <text:span text:style-name="T5">of events/people</text:span> at ma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30:44.020478233</meta:creation-date>
    <dc:date>2018-09-25T14:01:07.679821896</dc:date>
    <meta:editing-duration>PT30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39" meta:character-count="1476" meta:non-whitespace-character-count="1262"/>
  </office:meta>
</office:document-meta>
</file>